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51386a" officeooo:paragraph-rsid="0051386a"/>
    </style:style>
    <style:style style:name="P2" style:family="paragraph" style:parent-style-name="Standard">
      <style:text-properties officeooo:rsid="0056db94" officeooo:paragraph-rsid="0056db94"/>
    </style:style>
    <style:style style:name="P3" style:family="paragraph" style:parent-style-name="Standard">
      <style:text-properties officeooo:rsid="0059773a" officeooo:paragraph-rsid="0067e41f"/>
    </style:style>
    <style:style style:name="P4" style:family="paragraph" style:parent-style-name="Standard">
      <style:text-properties officeooo:rsid="005f3899" officeooo:paragraph-rsid="005f3899"/>
    </style:style>
    <style:style style:name="P5" style:family="paragraph" style:parent-style-name="Standard">
      <style:text-properties officeooo:rsid="0061cd56" officeooo:paragraph-rsid="0061cd56"/>
    </style:style>
    <style:style style:name="P6" style:family="paragraph" style:parent-style-name="Standard">
      <style:text-properties officeooo:paragraph-rsid="0056db94"/>
    </style:style>
    <style:style style:name="P7" style:family="paragraph" style:parent-style-name="Standard">
      <style:text-properties officeooo:paragraph-rsid="00695c73"/>
    </style:style>
    <style:style style:name="P8" style:family="paragraph" style:parent-style-name="Standard">
      <style:text-properties officeooo:paragraph-rsid="0074c060"/>
    </style:style>
    <style:style style:name="P9" style:family="paragraph" style:parent-style-name="Standard">
      <style:text-properties officeooo:rsid="00a0a31e" officeooo:paragraph-rsid="00a0a31e"/>
    </style:style>
    <style:style style:name="P10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5a5f34"/>
    </style:style>
    <style:style style:name="P13" style:family="paragraph" style:parent-style-name="Text_20_body">
      <style:text-properties officeooo:rsid="007ac188" officeooo:paragraph-rsid="007ac188"/>
    </style:style>
    <style:style style:name="P14" style:family="paragraph" style:parent-style-name="Text_20_body">
      <style:text-properties officeooo:paragraph-rsid="00849043"/>
    </style:style>
    <style:style style:name="P15" style:family="paragraph" style:parent-style-name="Text_20_body">
      <style:text-properties officeooo:paragraph-rsid="007ecb49"/>
    </style:style>
    <style:style style:name="P16" style:family="paragraph" style:parent-style-name="Text_20_body">
      <style:text-properties officeooo:paragraph-rsid="0097b253"/>
    </style:style>
    <style:style style:name="P17" style:family="paragraph" style:parent-style-name="Text_20_body">
      <style:text-properties officeooo:rsid="009ed374" officeooo:paragraph-rsid="009ed374"/>
    </style:style>
    <style:style style:name="P18" style:family="paragraph" style:parent-style-name="Text_20_body">
      <style:text-properties officeooo:rsid="009ed374" officeooo:paragraph-rsid="00a1305d"/>
    </style:style>
    <style:style style:name="P19" style:family="paragraph" style:parent-style-name="Title" style:master-page-name="Standard">
      <style:paragraph-properties style:page-number="auto"/>
    </style:style>
    <style:style style:name="P20" style:family="paragraph" style:parent-style-name="Text_20_body">
      <style:text-properties fo:font-style="normal" officeooo:rsid="008e1e66" officeooo:paragraph-rsid="008e1e66" style:font-style-asian="normal" style:font-style-complex="normal"/>
    </style:style>
    <style:style style:name="P21" style:family="paragraph" style:parent-style-name="Text_20_body">
      <style:text-properties fo:font-style="normal" officeooo:rsid="0091b6e0" officeooo:paragraph-rsid="0091b6e0" style:font-style-asian="normal" style:font-style-complex="normal"/>
    </style:style>
    <style:style style:name="P22" style:family="paragraph" style:parent-style-name="Text_20_body">
      <style:text-properties fo:font-style="normal" officeooo:rsid="00849043" officeooo:paragraph-rsid="00849043" style:font-style-asian="normal" style:font-style-complex="normal"/>
    </style:style>
    <style:style style:name="P23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5" style:family="paragraph" style:parent-style-name="Heading_20_1">
      <style:text-properties officeooo:rsid="0089ea9c" officeooo:paragraph-rsid="0089ea9c"/>
    </style:style>
    <style:style style:name="P26" style:family="paragraph" style:parent-style-name="Heading_20_1">
      <style:text-properties officeooo:paragraph-rsid="0051386a"/>
    </style:style>
    <style:style style:name="P27" style:family="paragraph" style:parent-style-name="Heading_20_2">
      <style:text-properties style:font-name="Arial" fo:font-size="16.1000003814697pt" fo:font-style="normal" fo:font-weight="bold" officeooo:rsid="0074c060" officeooo:paragraph-rsid="0097b253" style:font-name-asian="Microsoft YaHei" style:font-size-asian="16.1000003814697pt" style:font-style-asian="normal" style:font-weight-asian="bold" style:font-name-complex="Arial1" style:font-size-complex="16.1000003814697pt" style:font-style-complex="normal" style:font-weight-complex="bold"/>
    </style:style>
    <style:style style:name="P28" style:family="paragraph" style:parent-style-name="Heading_20_2">
      <style:text-properties style:font-name="Arial" fo:font-size="16.1000003814697pt" fo:font-style="normal" fo:font-weight="bold" officeooo:rsid="0097b253" officeooo:paragraph-rsid="0097b253" style:font-name-asian="Microsoft YaHei" style:font-size-asian="16.1000003814697pt" style:font-style-asian="normal" style:font-weight-asian="bold" style:font-name-complex="Arial1" style:font-size-complex="16.1000003814697pt" style:font-style-complex="normal" style:font-weight-complex="bold"/>
    </style:style>
    <style:style style:name="P29" style:family="paragraph" style:parent-style-name="Standard" style:list-style-name="L1">
      <style:text-properties officeooo:paragraph-rsid="0056db94"/>
    </style:style>
    <style:style style:name="P30" style:family="paragraph" style:parent-style-name="Standard" style:list-style-name="L1">
      <style:text-properties officeooo:rsid="006668af" officeooo:paragraph-rsid="006668af"/>
    </style:style>
    <style:style style:name="P31" style:family="paragraph" style:parent-style-name="Standard" style:list-style-name="L1">
      <style:text-properties officeooo:rsid="0058767a" officeooo:paragraph-rsid="0058767a"/>
    </style:style>
    <style:style style:name="P32" style:family="paragraph" style:parent-style-name="Standard" style:list-style-name="L1">
      <style:text-properties officeooo:rsid="0056db94" officeooo:paragraph-rsid="0056db94"/>
    </style:style>
    <style:style style:name="P33" style:family="paragraph" style:parent-style-name="Standard" style:list-style-name="L1">
      <style:text-properties officeooo:rsid="00723ebf" officeooo:paragraph-rsid="00723ebf"/>
    </style:style>
    <style:style style:name="P34" style:family="paragraph" style:parent-style-name="Standard">
      <style:text-properties officeooo:rsid="0061cd56" officeooo:paragraph-rsid="0061cd56"/>
    </style:style>
    <style:style style:name="P35" style:family="paragraph" style:parent-style-name="Standard" style:list-style-name="L2">
      <style:text-properties officeooo:paragraph-rsid="00640586"/>
    </style:style>
    <style:style style:name="P36" style:family="paragraph" style:parent-style-name="Standard" style:list-style-name="L2">
      <style:text-properties officeooo:rsid="0061fb23" officeooo:paragraph-rsid="00640586"/>
    </style:style>
    <style:style style:name="P37" style:family="paragraph" style:parent-style-name="Standard" style:list-style-name="L2">
      <style:text-properties officeooo:rsid="006c386d" officeooo:paragraph-rsid="006c386d"/>
    </style:style>
    <style:style style:name="P38" style:family="paragraph" style:parent-style-name="Standard">
      <style:text-properties fo:font-style="normal" officeooo:rsid="0061fb23" officeooo:paragraph-rsid="0074c060" style:font-style-asian="normal" style:font-style-complex="normal"/>
    </style:style>
    <style:style style:name="P39" style:family="paragraph" style:parent-style-name="Standard">
      <style:text-properties fo:font-style="normal" officeooo:rsid="0061fb23" officeooo:paragraph-rsid="0061fb23" style:font-style-asian="normal" style:font-style-complex="normal"/>
    </style:style>
    <style:style style:name="P40" style:family="paragraph" style:parent-style-name="Standard">
      <style:text-properties fo:font-style="normal" officeooo:rsid="0074c060" officeooo:paragraph-rsid="0074c060" style:font-style-asian="normal" style:font-style-complex="normal"/>
    </style:style>
    <style:style style:name="P41" style:family="paragraph" style:parent-style-name="Standard">
      <style:text-properties fo:font-style="normal" officeooo:rsid="006668af" officeooo:paragraph-rsid="0065c721" style:font-style-asian="normal" style:font-style-complex="normal"/>
    </style:style>
    <style:style style:name="T1" style:family="text">
      <style:text-properties officeooo:rsid="0056db94"/>
    </style:style>
    <style:style style:name="T2" style:family="text">
      <style:text-properties officeooo:rsid="005821c5"/>
    </style:style>
    <style:style style:name="T3" style:family="text">
      <style:text-properties officeooo:rsid="0058767a"/>
    </style:style>
    <style:style style:name="T4" style:family="text">
      <style:text-properties officeooo:rsid="005a5f34"/>
    </style:style>
    <style:style style:name="T5" style:family="text">
      <style:text-properties officeooo:rsid="005bf020"/>
    </style:style>
    <style:style style:name="T6" style:family="text">
      <style:text-properties officeooo:rsid="005cad9e"/>
    </style:style>
    <style:style style:name="T7" style:family="text">
      <style:text-properties officeooo:rsid="005ce090"/>
    </style:style>
    <style:style style:name="T8" style:family="text">
      <style:text-properties officeooo:rsid="005d451b"/>
    </style:style>
    <style:style style:name="T9" style:family="text">
      <style:text-properties officeooo:rsid="005dfff6"/>
    </style:style>
    <style:style style:name="T10" style:family="text">
      <style:text-properties officeooo:rsid="0060b959"/>
    </style:style>
    <style:style style:name="T11" style:family="text">
      <style:text-properties officeooo:rsid="0061cd56"/>
    </style:style>
    <style:style style:name="T12" style:family="text">
      <style:text-properties officeooo:rsid="0061fb23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61fb23" style:font-style-asian="italic" style:font-style-complex="italic"/>
    </style:style>
    <style:style style:name="T15" style:family="text">
      <style:text-properties fo:font-style="italic" officeooo:rsid="0067e41f" style:font-style-asian="italic" style:font-style-complex="italic"/>
    </style:style>
    <style:style style:name="T16" style:family="text">
      <style:text-properties fo:font-style="italic" officeooo:rsid="00991204" style:font-style-asian="italic" style:font-style-complex="italic"/>
    </style:style>
    <style:style style:name="T17" style:family="text">
      <style:text-properties fo:font-style="italic" officeooo:rsid="009b5ef8" style:font-style-asian="italic" style:font-style-complex="italic"/>
    </style:style>
    <style:style style:name="T18" style:family="text">
      <style:text-properties fo:font-style="italic" officeooo:rsid="009afc60" style:font-style-asian="italic" style:font-style-complex="italic"/>
    </style:style>
    <style:style style:name="T19" style:family="text">
      <style:text-properties fo:font-style="italic" officeooo:rsid="009c34c4" style:font-style-asian="italic" style:font-style-complex="italic"/>
    </style:style>
    <style:style style:name="T20" style:family="text">
      <style:text-properties fo:font-style="italic" officeooo:rsid="009ed374" style:font-style-asian="italic" style:font-style-complex="italic"/>
    </style:style>
    <style:style style:name="T21" style:family="text">
      <style:text-properties fo:font-style="italic" officeooo:rsid="00a1305d" style:font-style-asian="italic" style:font-style-complex="italic"/>
    </style:style>
    <style:style style:name="T22" style:family="text">
      <style:text-properties fo:font-style="italic" officeooo:rsid="00a2d0b6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61fb23" style:font-style-asian="normal" style:font-style-complex="normal"/>
    </style:style>
    <style:style style:name="T25" style:family="text">
      <style:text-properties fo:font-style="normal" officeooo:rsid="00629644" style:font-style-asian="normal" style:font-style-complex="normal"/>
    </style:style>
    <style:style style:name="T26" style:family="text">
      <style:text-properties fo:font-style="normal" officeooo:rsid="0068a4af" style:font-style-asian="normal" style:font-style-complex="normal"/>
    </style:style>
    <style:style style:name="T27" style:family="text">
      <style:text-properties fo:font-style="normal" officeooo:rsid="0069cb0e" style:font-style-asian="normal" style:font-style-complex="normal"/>
    </style:style>
    <style:style style:name="T28" style:family="text">
      <style:text-properties fo:font-style="normal" officeooo:rsid="006b2f55" style:font-style-asian="normal" style:font-style-complex="normal"/>
    </style:style>
    <style:style style:name="T29" style:family="text">
      <style:text-properties fo:font-style="normal" officeooo:rsid="006c386d" style:font-style-asian="normal" style:font-style-complex="normal"/>
    </style:style>
    <style:style style:name="T30" style:family="text">
      <style:text-properties fo:font-style="normal" officeooo:rsid="0074c060" style:font-style-asian="normal" style:font-style-complex="normal"/>
    </style:style>
    <style:style style:name="T31" style:family="text">
      <style:text-properties fo:font-style="normal" officeooo:rsid="0078302e" style:font-style-asian="normal" style:font-style-complex="normal"/>
    </style:style>
    <style:style style:name="T32" style:family="text">
      <style:text-properties fo:font-style="normal" officeooo:rsid="007c6075" style:font-style-asian="normal" style:font-style-complex="normal"/>
    </style:style>
    <style:style style:name="T33" style:family="text">
      <style:text-properties fo:font-style="normal" officeooo:rsid="007f5404" style:font-style-asian="normal" style:font-style-complex="normal"/>
    </style:style>
    <style:style style:name="T34" style:family="text">
      <style:text-properties fo:font-style="normal" officeooo:rsid="00801457" style:font-style-asian="normal" style:font-style-complex="normal"/>
    </style:style>
    <style:style style:name="T35" style:family="text">
      <style:text-properties fo:font-style="normal" officeooo:rsid="00819b7d" style:font-style-asian="normal" style:font-style-complex="normal"/>
    </style:style>
    <style:style style:name="T36" style:family="text">
      <style:text-properties fo:font-style="normal" officeooo:rsid="00837ff5" style:font-style-asian="normal" style:font-style-complex="normal"/>
    </style:style>
    <style:style style:name="T37" style:family="text">
      <style:text-properties fo:font-style="normal" officeooo:rsid="00849043" style:font-style-asian="normal" style:font-style-complex="normal"/>
    </style:style>
    <style:style style:name="T38" style:family="text">
      <style:text-properties fo:font-style="normal" officeooo:rsid="008e1e66" style:font-style-asian="normal" style:font-style-complex="normal"/>
    </style:style>
    <style:style style:name="T39" style:family="text">
      <style:text-properties fo:font-style="normal" officeooo:rsid="00912ecb" style:font-style-asian="normal" style:font-style-complex="normal"/>
    </style:style>
    <style:style style:name="T40" style:family="text">
      <style:text-properties fo:font-style="normal" officeooo:rsid="00923939" style:font-style-asian="normal" style:font-style-complex="normal"/>
    </style:style>
    <style:style style:name="T41" style:family="text">
      <style:text-properties fo:font-style="normal" officeooo:rsid="00991204" style:font-style-asian="normal" style:font-style-complex="normal"/>
    </style:style>
    <style:style style:name="T42" style:family="text">
      <style:text-properties fo:font-style="normal" officeooo:rsid="009afc60" style:font-style-asian="normal" style:font-style-complex="normal"/>
    </style:style>
    <style:style style:name="T43" style:family="text">
      <style:text-properties fo:font-style="normal" officeooo:rsid="009b5ef8" style:font-style-asian="normal" style:font-style-complex="normal"/>
    </style:style>
    <style:style style:name="T44" style:family="text">
      <style:text-properties fo:font-style="normal" officeooo:rsid="0097b253" style:font-style-asian="normal" style:font-style-complex="normal"/>
    </style:style>
    <style:style style:name="T45" style:family="text">
      <style:text-properties fo:font-style="normal" officeooo:rsid="009c34c4" style:font-style-asian="normal" style:font-style-complex="normal"/>
    </style:style>
    <style:style style:name="T46" style:family="text">
      <style:text-properties fo:font-style="normal" officeooo:rsid="009d4586" style:font-style-asian="normal" style:font-style-complex="normal"/>
    </style:style>
    <style:style style:name="T47" style:family="text">
      <style:text-properties fo:font-style="normal" officeooo:rsid="009ed374" style:font-style-asian="normal" style:font-style-complex="normal"/>
    </style:style>
    <style:style style:name="T48" style:family="text">
      <style:text-properties fo:font-style="normal" officeooo:rsid="00a1305d" style:font-style-asian="normal" style:font-style-complex="normal"/>
    </style:style>
    <style:style style:name="T49" style:family="text">
      <style:text-properties officeooo:rsid="006358ff"/>
    </style:style>
    <style:style style:name="T50" style:family="text">
      <style:text-properties officeooo:rsid="00640586"/>
    </style:style>
    <style:style style:name="T51" style:family="text">
      <style:text-properties officeooo:rsid="0067bad1"/>
    </style:style>
    <style:style style:name="T52" style:family="text">
      <style:text-properties officeooo:rsid="0067e41f"/>
    </style:style>
    <style:style style:name="T53" style:family="text">
      <style:text-properties officeooo:rsid="0068a4af"/>
    </style:style>
    <style:style style:name="T54" style:family="text">
      <style:text-properties officeooo:rsid="00695c73"/>
    </style:style>
    <style:style style:name="T55" style:family="text">
      <style:text-properties officeooo:rsid="0069cb0e"/>
    </style:style>
    <style:style style:name="T56" style:family="text">
      <style:text-properties officeooo:rsid="0071008c"/>
    </style:style>
    <style:style style:name="T57" style:family="text">
      <style:text-properties officeooo:rsid="00723ebf"/>
    </style:style>
    <style:style style:name="T58" style:family="text">
      <style:text-properties officeooo:rsid="0074c06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title>Les packages et spécificateurs d'accès [Jérôme]</text:title>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"><text:a xlink:type="simple" xlink:href="#__RefHeading___Toc662_2032136223" text:style-name="Index_20_Link" text:visited-style-name="Index_20_Link">Package<text:tab/>1</text:a></text:p>
          <text:p text:style-name="P11"><text:a xlink:type="simple" xlink:href="#__RefHeading___Toc3327_49679788" text:style-name="Index_20_Link" text:visited-style-name="Index_20_Link">Définition de "package"<text:tab/>1</text:a></text:p>
          <text:p text:style-name="P11"><text:a xlink:type="simple" xlink:href="#__RefHeading___Toc582_2032136223" text:style-name="Index_20_Link" text:visited-style-name="Index_20_Link">Utilisation de packages est-elle obligatoire ?<text:tab/>1</text:a></text:p>
          <text:p text:style-name="P11"><text:a xlink:type="simple" xlink:href="#__RefHeading___Toc3329_49679788" text:style-name="Index_20_Link" text:visited-style-name="Index_20_Link">Que se passe-t-il si aucun package n'est déclaré ?<text:tab/>2</text:a></text:p>
          <text:p text:style-name="P11"><text:a xlink:type="simple" xlink:href="#__RefHeading___Toc223_3379046392" text:style-name="Index_20_Link" text:visited-style-name="Index_20_Link">Dans la pratique<text:tab/>2</text:a></text:p>
          <text:p text:style-name="P11"><text:a xlink:type="simple" xlink:href="#__RefHeading___Toc749_2032136223" text:style-name="Index_20_Link" text:visited-style-name="Index_20_Link">Comment utiliser un autre package ?<text:tab/>2</text:a></text:p>
          <text:p text:style-name="P10"><text:a xlink:type="simple" xlink:href="#__RefHeading___Toc647_2032136223" text:style-name="Index_20_Link" text:visited-style-name="Index_20_Link"><text:span text:style-name="T23">S</text:span></text:a><text:a xlink:type="simple" xlink:href="#__RefHeading___Toc647_2032136223" text:style-name="Index_20_Link" text:visited-style-name="Index_20_Link"><text:span text:style-name="T23">pécificateurs d'accès</text:span></text:a><text:a xlink:type="simple" xlink:href="#__RefHeading___Toc647_2032136223" text:style-name="Index_20_Link" text:visited-style-name="Index_20_Link"><text:tab/>2</text:a></text:p>
          <text:p text:style-name="P11"><text:a xlink:type="simple" xlink:href="#__RefHeading___Toc649_2032136223" text:style-name="Index_20_Link" text:visited-style-name="Index_20_Link"><text:span text:style-name="T23">Accès </text:span></text:a><text:a xlink:type="simple" xlink:href="#__RefHeading___Toc649_2032136223" text:style-name="Index_20_Link" text:visited-style-name="Index_20_Link"><text:span text:style-name="T23">"</text:span></text:a><text:a xlink:type="simple" xlink:href="#__RefHeading___Toc649_2032136223" text:style-name="Index_20_Link" text:visited-style-name="Index_20_Link"><text:span text:style-name="T23">f</text:span></text:a><text:a xlink:type="simple" xlink:href="#__RefHeading___Toc649_2032136223" text:style-name="Index_20_Link" text:visited-style-name="Index_20_Link"><text:span text:style-name="T23">riendly</text:span></text:a><text:a xlink:type="simple" xlink:href="#__RefHeading___Toc649_2032136223" text:style-name="Index_20_Link" text:visited-style-name="Index_20_Link"><text:span text:style-name="T23">"</text:span></text:a><text:a xlink:type="simple" xlink:href="#__RefHeading___Toc649_2032136223" text:style-name="Index_20_Link" text:visited-style-name="Index_20_Link"><text:tab/>2</text:a></text:p>
          <text:p text:style-name="P11"><text:a xlink:type="simple" xlink:href="#__RefHeading___Toc651_2032136223" text:style-name="Index_20_Link" text:visited-style-name="Index_20_Link">Accès "public"<text:tab/>3</text:a></text:p>
          <text:p text:style-name="P11"><text:a xlink:type="simple" xlink:href="#__RefHeading___Toc751_2032136223" text:style-name="Index_20_Link" text:visited-style-name="Index_20_Link"><text:span text:style-name="T23">A</text:span></text:a><text:a xlink:type="simple" xlink:href="#__RefHeading___Toc751_2032136223" text:style-name="Index_20_Link" text:visited-style-name="Index_20_Link"><text:span text:style-name="T23">ccès private</text:span></text:a><text:a xlink:type="simple" xlink:href="#__RefHeading___Toc751_2032136223" text:style-name="Index_20_Link" text:visited-style-name="Index_20_Link"><text:tab/>3</text:a></text:p>
          <text:p text:style-name="P11"><text:a xlink:type="simple" xlink:href="#__RefHeading___Toc753_2032136223" text:style-name="Index_20_Link" text:visited-style-name="Index_20_Link">Accès protected<text:tab/>3</text:a></text:p>
        </text:index-body>
      </text:table-of-content>
      <text:h text:style-name="P25" text:outline-level="1"><text:bookmark-start text:name="__RefHeading___Toc662_2032136223"/>Package<text:bookmark-end text:name="__RefHeading___Toc662_2032136223"/></text:h>
      <text:h text:style-name="Heading_20_2" text:outline-level="2"><text:bookmark-start text:name="__RefHeading___Toc3327_49679788"/>Définition de "package"<text:bookmark-end text:name="__RefHeading___Toc3327_49679788"/></text:h>
      <text:p text:style-name="P2">Le mot package, parfois traduit en français par "paquetage", est un regroupement de classes. Dans d'autres langage de programmation il s'agit plutôt de "bibliothèques".</text:p>
      <text:p text:style-name="P2"/>
      <text:p text:style-name="P6"><text:span text:style-name="T1">En Java, l'utilisation de packages vise </text:span><text:span text:style-name="T56">quatre</text:span><text:span text:style-name="T1"> objectifs principaux :</text:span></text:p>
      <text:list xml:id="list2888665569" text:style-name="L1">
        <text:list-item>
          <text:p text:style-name="P30">organis<text:span text:style-name="T51">er </text:span>hiérarchique<text:span text:style-name="T51">ment</text:span> <text:span text:style-name="T51">l</text:span>es classes<text:span text:style-name="T51">,</text:span></text:p>
        </text:list-item>
        <text:list-item>
          <text:p text:style-name="P29"><text:span text:style-name="T52">permettre la </text:span><text:span text:style-name="T1">la modularité</text:span><text:span text:style-name="T2"> </text:span><text:span text:style-name="T3">qui facilite :</text:span></text:p>
          <text:list>
            <text:list-item>
              <text:p text:style-name="P31">la compréhension de l'organisation du code,</text:p>
            </text:list-item>
            <text:list-item>
              <text:p text:style-name="P31">sa maintenance;</text:p>
            </text:list-item>
          </text:list>
        </text:list-item>
        <text:list-item>
          <text:p text:style-name="P32">éviter les conflits de noms de classes<text:span text:style-name="T11"> en créant des "espaces de noms"</text:span><text:span text:style-name="T57">,</text:span></text:p>
        </text:list-item>
        <text:list-item>
          <text:p text:style-name="P33">faciliter la compilation et l'exécution des programmes.</text:p>
        </text:list-item>
      </text:list>
      <text:h text:style-name="Heading_20_2" text:outline-level="2"><text:bookmark-start text:name="__RefHeading___Toc582_2032136223"/>Utilisation de packages est-elle obligatoire ?<text:bookmark-end text:name="__RefHeading___Toc582_2032136223"/></text:h>
      <text:p text:style-name="P12"><text:span text:style-name="T4">L'utilisation de packages n'est pas obligatoire.</text:span><text:span text:style-name="T5"> Pour un projet simple utilisant peu de code ce n'est pas forcément nécessaire mais pour un grand projet c'est indispensable. Une application importante peut contenir plusieurs centaines de classes, </text:span><text:span text:style-name="T6">éventuellement </text:span><text:span text:style-name="T5">développées</text:span><text:span text:style-name="T6"> par plusieurs programmeurs...</text:span><text:span text:style-name="T7"> </text:span><text:span text:style-name="T8">Dans la pratique l</text:span><text:span text:style-name="T7">'</text:span><text:span text:style-name="T8">utilisation de </text:span><text:span text:style-name="T7">packages </text:span><text:span text:style-name="T8">devient alors </text:span><text:span text:style-name="T9">indispensable</text:span><text:span text:style-name="T8">.</text:span></text:p>
      <text:h text:style-name="Heading_20_2" text:outline-level="2"><text:bookmark-start text:name="__RefHeading___Toc3329_49679788"/><text:soft-page-break/>Que se passe-t-il s<text:span text:style-name="T10">i aucun</text:span> package<text:span text:style-name="T10"> n'est déclaré</text:span> ? <text:bookmark-end text:name="__RefHeading___Toc3329_49679788"/></text:h>
      <text:p text:style-name="P4">Si le programmeur ne définit aucun package, Java en créé un par défaut. Ce package n'apparaît pas explicitement mais il a été automatiquement créé.</text:p>
      <text:h text:style-name="P27" text:outline-level="2"><text:bookmark-start text:name="__RefHeading___Toc223_3379046392"/>Dans la pratique<text:bookmark-end text:name="__RefHeading___Toc223_3379046392"/></text:h>
      <text:p text:style-name="P5">La déclaration d'un package doit être la première instruction de la classe : seul un commentaire peut être affiché avant.</text:p>
      <text:p text:style-name="P5"/>
      <text:p text:style-name="P3"><text:span text:style-name="T49">Par exemple, l</text:span><text:span text:style-name="T12">'instruction </text:span><text:span text:style-name="T14">package outils</text:span><text:span text:style-name="T15">.math.trigo</text:span><text:span text:style-name="T12"> déclare que la classe fait partie du </text:span><text:span text:style-name="T50">package </text:span><text:span text:style-name="T14">outils</text:span><text:span text:style-name="T15">.math.trigo</text:span><text:span text:style-name="T12">.</text:span><text:span text:style-name="T50"> </text:span><text:span text:style-name="T12">L'identificateur </text:span><text:span text:style-name="T14">outils</text:span><text:span text:style-name="T15">.math.trigo</text:span><text:span text:style-name="T24">, qui désigne nommément le package, doit</text:span><text:span text:style-name="T25"> par</text:span><text:span text:style-name="T24"> convention :</text:span></text:p>
      <text:list xml:id="list2482335341" text:style-name="L2">
        <text:list-item>
          <text:p text:style-name="P36"><text:span text:style-name="T23">être en minuscules</text:span><text:span text:style-name="T25">,</text:span></text:p>
        </text:list-item>
        <text:list-item>
          <text:p text:style-name="P35"><text:span text:style-name="T24">ne contenir que des lettres [a-z] ou des chiffres [0-9]</text:span><text:span text:style-name="T29">,</text:span></text:p>
        </text:list-item>
        <text:list-item>
          <text:p text:style-name="P37"><text:span text:style-name="T29">n</text:span><text:span text:style-name="T23">e doit jamais débuter ni par java ni par javax</text:span></text:p>
        </text:list-item>
      </text:list>
      <text:p text:style-name="P7"/>
      <text:p text:style-name="P7"><text:span text:style-name="T53">Un package correspond à un dossier sur disque</text:span><text:span text:style-name="T55">. De la même manière </text:span><text:span text:style-name="T54">la </text:span><text:span text:style-name="T52">hiérarchie du package </text:span><text:span text:style-name="T54">correspond à une hiérarchie de dossiers sur le disque.</text:span><text:span text:style-name="T55"> </text:span><text:span text:style-name="T53">Dans <text:s/></text:span><text:span text:style-name="T14">package outils</text:span><text:span text:style-name="T15">.math.trigo</text:span><text:span text:style-name="T26"> la structure des dossiers est </text:span><text:span text:style-name="T27">donc </text:span><text:span text:style-name="T28">outils/math/trigo et la classe est enregistrée dans le dossier trigo.</text:span></text:p>
      <text:p text:style-name="P38"/>
      <text:p text:style-name="P8"><text:span text:style-name="T31">L</text:span><text:span text:style-name="T30">e package par défaut</text:span><text:span text:style-name="T31">, quant à lui,</text:span><text:span text:style-name="T30"> </text:span><text:span text:style-name="T31">correspond au </text:span><text:span text:style-name="T30">dossier courant, c'est à dire celui contenant la classe.</text:span></text:p>
      <text:p text:style-name="P40"/>
      <text:p text:style-name="P9"><text:span text:style-name="T30">J</text:span><text:span text:style-name="T23">ava n'applique aucune limite à la profondeur des packages.</text:span></text:p>
      <text:h text:style-name="P28" text:outline-level="2"><text:bookmark-start text:name="__RefHeading___Toc749_2032136223"/><text:span text:style-name="T58">C</text:span>omment utiliser un autre package ?<text:bookmark-end text:name="__RefHeading___Toc749_2032136223"/></text:h>
      <text:p text:style-name="P16"><text:span text:style-name="T44">Avant de pouvoir accéder au contenu d'un package il est nécessaire de l'importer.</text:span><text:span text:style-name="T41"> </text:span><text:span text:style-name="T42">S'il s'agit d'</text:span><text:span text:style-name="T47">utiliser la </text:span><text:span text:style-name="T48">classe </text:span><text:span text:style-name="T18">meca.calcul</text:span><text:span text:style-name="T20">.masse</text:span><text:span text:style-name="T21">.methode</text:span><text:span text:style-name="T43"> il faudra inclure l</text:span><text:span text:style-name="T41">'instruction </text:span><text:span text:style-name="T17">im</text:span><text:span text:style-name="T16">port </text:span><text:span text:style-name="T17">meca.calcul</text:span><text:span text:style-name="T19">.</text:span><text:span text:style-name="T20">masse</text:span><text:span text:style-name="T21">.methode</text:span><text:span text:style-name="T45"> </text:span><text:span text:style-name="T43">dans le code de la classe.</text:span><text:span text:style-name="T46"> L</text:span><text:span text:style-name="T48">a méthode sera </text:span><text:span text:style-name="T47">alors </text:span><text:span text:style-name="T46">directement disponible.</text:span></text:p>
      <text:p text:style-name="P18"><text:span text:style-name="T46">I</text:span><text:span text:style-name="T23">l serait également possible d'accéder à l'ensemble des éléments de premier niveau de la classe. Cela serait réalisable en utilisant </text:span><text:span text:style-name="T43">l</text:span><text:span text:style-name="T41">'instruction </text:span><text:span text:style-name="T18">meca.calcul</text:span><text:span text:style-name="T13">.masse.*</text:span><text:span text:style-name="T23">.</text:span></text:p>
      <text:p text:style-name="P17"><text:span text:style-name="T23">D'éventuels sous-packages (sous-niveaux) ne serait </text:span><text:span text:style-name="T48">pas pour autant </text:span><text:span text:style-name="T23">accessible avec l'instruction précédente. Ainsi , pour accéder à la totalité d</text:span><text:span text:style-name="T48">u</text:span><text:span text:style-name="T23"> package </text:span><text:span text:style-name="T17">im</text:span><text:span text:style-name="T16">p</text:span><text:span text:style-name="T13">ort.meca.calcul.test </text:span><text:span text:style-name="T23">il faudrait explicitement le déclarer avec </text:span><text:span text:style-name="T17">im</text:span><text:span text:style-name="T16">p</text:span><text:span text:style-name="T13">ort</text:span><text:span text:style-name="T22"> </text:span><text:span text:style-name="T13">meca.calcul.test.*</text:span><text:span text:style-name="T23">.</text:span></text:p>
      <text:h text:style-name="Heading_20_1" text:outline-level="1"><text:bookmark-start text:name="__RefHeading___Toc647_2032136223"/><text:span text:style-name="T30">S</text:span><text:span text:style-name="T23">pécificateurs d'accès</text:span><text:bookmark-end text:name="__RefHeading___Toc647_2032136223"/></text:h>
      <text:p text:style-name="P13"><text:span text:style-name="T23">Java définit quatre niveaux d'accès</text:span><text:span text:style-name="T40">.</text:span></text:p>
      <text:h text:style-name="Heading_20_2" text:outline-level="2"><text:bookmark-start text:name="__RefHeading___Toc649_2032136223"/><text:span text:style-name="T23">Accès </text:span><text:span text:style-name="T35">"</text:span><text:span text:style-name="T32">f</text:span><text:span text:style-name="T23">riendly</text:span><text:span text:style-name="T35">"</text:span><text:bookmark-end text:name="__RefHeading___Toc649_2032136223"/></text:h>
      <text:p text:style-name="P15"><text:span text:style-name="T34">Java </text:span><text:span text:style-name="T39">utilise</text:span><text:span text:style-name="T33"> </text:span><text:span text:style-name="T34">ce niveau d'accès </text:span><text:span text:style-name="T33">par défaut </text:span><text:span text:style-name="T34">si </text:span><text:span text:style-name="T33">au</text:span><text:span text:style-name="T34">cun</text:span><text:span text:style-name="T33"> niveau d'accès n'est précisé.</text:span><text:span text:style-name="T36"> </text:span><text:span text:style-name="T37">Tous les accès sont </text:span><text:soft-page-break/><text:span text:style-name="T37">autorisés sur la portée du package, sans restriction.</text:span></text:p>
      <text:h text:style-name="Heading_20_2" text:outline-level="2"><text:bookmark-start text:name="__RefHeading___Toc651_2032136223"/>Accès "public"<text:bookmark-end text:name="__RefHeading___Toc651_2032136223"/></text:h>
      <text:p text:style-name="P14"><text:span text:style-name="T38">Un élément déclaré avec c</text:span><text:span text:style-name="T37">e niveau d'accès </text:span><text:span text:style-name="T38">est accessible </text:span><text:span text:style-name="T39">à </text:span><text:span text:style-name="T38">toutes les classes.</text:span></text:p>
      <text:h text:style-name="Heading_20_2" text:outline-level="2"><text:bookmark-start text:name="__RefHeading___Toc751_2032136223"/><text:span text:style-name="T38">A</text:span><text:span text:style-name="T23">ccès private</text:span><text:bookmark-end text:name="__RefHeading___Toc751_2032136223"/></text:h>
      <text:p text:style-name="P20">Ce spécificateur limite l'accès à la classe.</text:p>
      <text:h text:style-name="Heading_20_2" text:outline-level="2"><text:bookmark-start text:name="__RefHeading___Toc753_2032136223"/>Accès protected<text:bookmark-end text:name="__RefHeading___Toc753_2032136223"/></text:h>
      <text:p text:style-name="P21">Avec ce spécificateur l'accès est limité à la classe et à ses éventuels descendants (objet créés par héritage).</text:p>
      <text:p text:style-name="P22"/>
      <text:p text:style-name="P39"/>
      <text:p text:style-name="P41"/>
      <text:p text:style-name="P1"/>
      <text:h text:style-name="P26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/>
    </style:style>
    <style:style style:name="ListLabel_20_2" style:display-name="ListLabel 2" style:family="text">
      <style:text-properties style:font-name="Symbol" fo:font-family="Symbol" style:font-family-generic="roman" style:font-pitch="variable"/>
    </style:style>
    <style:style style:name="ListLabel_20_3" style:display-name="ListLabel 3" style:family="text">
      <style:text-properties style:font-name="Symbol" fo:font-family="Symbol" style:font-family-generic="roman" style:font-pitch="variable"/>
    </style:style>
    <style:style style:name="ListLabel_20_4" style:display-name="ListLabel 4" style:family="text">
      <style:text-properties style:font-name="Symbol" fo:font-family="Symbol" style:font-family-generic="roman" style:font-pitch="variable"/>
    </style:style>
    <style:style style:name="ListLabel_20_5" style:display-name="ListLabel 5" style:family="text">
      <style:text-properties style:font-name="Symbol" fo:font-family="Symbol" style:font-family-generic="roman" style:font-pitch="variable"/>
    </style:style>
    <style:style style:name="ListLabel_20_6" style:display-name="ListLabel 6" style:family="text">
      <style:text-properties style:font-name="Symbol" fo:font-family="Symbol" style:font-family-generic="roman" style:font-pitch="variable"/>
    </style:style>
    <style:style style:name="ListLabel_20_7" style:display-name="ListLabel 7" style:family="text">
      <style:text-properties style:font-name="Symbol" fo:font-family="Symbol" style:font-family-generic="roman" style:font-pitch="variable"/>
    </style:style>
    <style:style style:name="ListLabel_20_8" style:display-name="ListLabel 8" style:family="text">
      <style:text-properties style:font-name="Symbol" fo:font-family="Symbol" style:font-family-generic="roman" style:font-pitch="variable"/>
    </style:style>
    <style:style style:name="ListLabel_20_9" style:display-name="ListLabel 9" style:family="text">
      <style:text-properties style:font-name="Symbol" fo:font-family="Symbol" style:font-family-generic="roman" style:font-pitch="variable"/>
    </style:style>
    <style:style style:name="ListLabel_20_10" style:display-name="ListLabel 10" style:family="text">
      <style:text-properties style:font-name="Symbol" fo:font-family="Symbol" style:font-family-generic="roman" style:font-pitch="variable"/>
    </style:style>
    <style:style style:name="ListLabel_20_11" style:display-name="ListLabel 11" style:family="text">
      <style:text-properties style:font-name="Symbol" fo:font-family="Symbol" style:font-family-generic="roman" style:font-pitch="variable"/>
    </style:style>
    <style:style style:name="ListLabel_20_12" style:display-name="ListLabel 12" style:family="text">
      <style:text-properties style:font-name="Symbol" fo:font-family="Symbol" style:font-family-generic="roman" style:font-pitch="variable"/>
    </style:style>
    <style:style style:name="ListLabel_20_13" style:display-name="ListLabel 13" style:family="text">
      <style:text-properties style:font-name="Symbol" fo:font-family="Symbol" style:font-family-generic="roman" style:font-pitch="variable"/>
    </style:style>
    <style:style style:name="ListLabel_20_14" style:display-name="ListLabel 14" style:family="text">
      <style:text-properties style:font-name="Symbol" fo:font-family="Symbol" style:font-family-generic="roman" style:font-pitch="variable"/>
    </style:style>
    <style:style style:name="ListLabel_20_15" style:display-name="ListLabel 15" style:family="text">
      <style:text-properties style:font-name="Symbol" fo:font-family="Symbol" style:font-family-generic="roman" style:font-pitch="variable"/>
    </style:style>
    <style:style style:name="ListLabel_20_16" style:display-name="ListLabel 16" style:family="text">
      <style:text-properties style:font-name="Symbol" fo:font-family="Symbol" style:font-family-generic="roman" style:font-pitch="variable"/>
    </style:style>
    <style:style style:name="ListLabel_20_17" style:display-name="ListLabel 17" style:family="text">
      <style:text-properties style:font-name="Symbol" fo:font-family="Symbol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5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6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text:style-name="ListLabel_20_7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text:style-name="ListLabel_20_8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bullet text:level="1" text:style-name="ListLabel_20_9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bullet text:level="1" text:style-name="ListLabel_20_10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bullet text:level="1" text:style-name="ListLabel_20_11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bullet text:level="1" text:style-name="ListLabel_20_12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bullet text:level="1" text:style-name="ListLabel_20_13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bullet text:level="1" text:style-name="ListLabel_20_14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bullet text:level="1" text:style-name="ListLabel_20_15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bullet text:level="1" text:style-name="ListLabel_20_16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">
      <text:list-level-style-bullet text:level="1" text:style-name="ListLabel_20_17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23T01:13:40.714000000</dc:date>
    <meta:editing-duration>PT14H58M53S</meta:editing-duration>
    <meta:editing-cycles>120</meta:editing-cycles>
    <meta:generator>LibreOffice/7.0.1.2$Windows_x86 LibreOffice_project/7cbcfc562f6eb6708b5ff7d7397325de9e764452</meta:generator>
    <dc:title>Les packages et spécificateurs d'accès [Jérôme]</dc:title>
    <meta:document-statistic meta:table-count="0" meta:image-count="0" meta:object-count="0" meta:page-count="3" meta:paragraph-count="50" meta:word-count="547" meta:character-count="3648" meta:non-whitespace-character-count="3158"/>
  </office:meta>
</office:document-meta>
</file>